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3.046cm" table:align="left"/>
    </style:style>
    <style:style style:name="Таблица1.A" style:family="table-column">
      <style:table-column-properties style:column-width="4.844cm"/>
    </style:style>
    <style:style style:name="Таблица1.B" style:family="table-column">
      <style:table-column-properties style:column-width="8.202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start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2" style:family="paragraph" style:parent-style-name="Standard" style:list-style-name="L2">
      <style:paragraph-properties fo:text-align="start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3" style:family="paragraph" style:parent-style-name="Standard">
      <style:paragraph-properties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2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Основы синтаксиса языка формул</text:p>
      <text:p text:style-name="P1">1.1. Переменные</text:p>
      <text:p text:style-name="P1">1.1.1. Основные правила написания:</text:p>
      <text:p text:style-name="P1">-Каждая переменная должна иметь уникальное имя;</text:p>
      <text:p text:style-name="P1">-Имя переменной должно частично пояснять значение переменной;</text:p>
      <text:p text:style-name="P1">-Любая переменная начинается с символа «$»(доллар);</text:p>
      <text:p text:style-name="P1">-После символа «$» не может быть число;</text:p>
      <text:p text:style-name="P1">-Длина переменной не ограничена;</text:p>
      <text:p text:style-name="P1"/>
      <text:list xml:id="list2103257066878564237" text:style-name="L2">
        <text:list-item>
          <text:list>
            <text:list-item>
              <text:list>
                <text:list-item>
                  <text:p text:style-name="P2">Расшифровка имен переменных:</text:p>
                </text:list-item>
              </text:list>
            </text:list-item>
          </text:list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Часть имени переменной </text:p>
            <text:p text:style-name="P1">kol </text:p>
            <text:p text:style-name="P1">k</text:p>
            <text:p text:style-name="P1">$_ </text:p>
            <text:p text:style-name="P1">dl </text:p>
            <text:p text:style-name="P1">d </text:p>
            <text:p text:style-name="P1">note_ </text:p>
            <text:p text:style-name="P1">tr_nh </text:p>
            <text:p text:style-name="P1">tpz_nh </text:p>
            <text:p text:style-name="P1">pk_ </text:p>
            <text:p text:style-name="P1">h </text:p>
            <text:p text:style-name="P1">_999_ </text:p>
          </table:table-cell>
          <table:table-cell table:style-name="Таблица1.B1" office:value-type="string">
            <text:p text:style-name="P1">Значение</text:p>
            <text:p text:style-name="P1">Количество</text:p>
            <text:p text:style-name="P1">Коэффициент</text:p>
            <text:p text:style-name="P1">Материальные затраты</text:p>
            <text:p text:style-name="P1">Длина</text:p>
            <text:p text:style-name="P1">Диаметр</text:p>
            <text:p text:style-name="P1">Примечание к операции</text:p>
            <text:p text:style-name="P1">Трудоемкость н/ч по операции</text:p>
            <text:p text:style-name="P1">ТПЗ н/ч по операции</text:p>
            <text:p text:style-name="P1">Поправочный коэффициент по операции</text:p>
            <text:p text:style-name="P1">Толщина</text:p>
            <text:p text:style-name="P1">Переменная привязана к какой-то операции</text:p>
          </table:table-cell>
        </table:table-row>
      </table:table>
      <text:p text:style-name="P1"/>
      <text:p text:style-name="P1"/>
      <text:p text:style-name="P1">1.1.3.Типы переменных:</text:p>
      <text:p text:style-name="P1">-Материальные затраты;</text:p>
      <text:p text:style-name="P1">-Константы;</text:p>
      <text:p text:style-name="P1">-Формулы;</text:p>
      <text:p text:style-name="P1">-Расчетные параметры;</text:p>
      <text:p text:style-name="P1">-Входные параметры;</text:p>
      <text:p text:style-name="P1"/>
      <text:p text:style-name="P1">1.2.Формулы</text:p>
      <text:p text:style-name="P1">1.2.1. Правила написания:</text:p>
      <text:p text:style-name="P1">-Дробная часть любых чисел в формуле разделяется «.»(точкой) с целой частью;</text:p>
      <text:p text:style-name="P1">Пример: 1.103</text:p>
      <text:p text:style-name="P1">-Можно пользоваться арифметическими операциями:*,/,-,+;</text:p>
      <text:p text:style-name="P1">-Вызов функций:</text:p>
      <text:p text:style-name="P1">Функция Описание Пример / результат</text:p>
      <text:p text:style-name="P1">floor Округляет дробь в меньшую сторону floor(4.3) / 4</text:p>
      <text:p text:style-name="P1">ceil Округляет дробь в большую сторону ceil(4.3) / 5</text:p>
      <text:p text:style-name="P1">pow Возведение в степень.</text:p>
      <text:p text:style-name="P1">pow ( number, exp )</text:p>
      <text:p text:style-name="P1">number — число;</text:p>
      <text:p text:style-name="P1">exp - степень</text:p>
      <text:p text:style-name="P1">pow(2, 8) / 256</text:p>
      <text:p text:style-name="P1">Т<office:annotation office:name="__Annotation__129_1992811224"><dc:creator>&lt;анонимный&gt;</dc:creator><dc:date>2015-04-10T10:12:21.929000000</dc:date><text:list text:style-name=""><text:list-item><text:p text:style-name="P4"><text:span text:style-name="T1">Где табл. 1 и сама табл.2?</text:span></text:p></text:list-item></text:list></office:annotation>аблица 2<office:annotation-end office:name="__Annotation__129_1992811224"/></text:p>
      <text:p text:style-name="P1">-В формулах можно использовать только существующие переменные;</text:p>
      <text:p text:style-name="P1">-Любая формула должна начинаться с «(» и заканчиваться «)»;</text:p>
      <text:p text:style-name="P1"><text:soft-page-break/>-Возможно использовать различные формулы в зависимости от какого-то условия:</text:p>
      <text:p text:style-name="P3">((условие) ? имя_переменной=Значение1 : имя_переменной=Значение2 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4T11:16:16.81</meta:creation-date>
    <dc:date>2015-04-10T10:12:40.741000000</dc:date>
    <meta:editing-duration>PT4M18S</meta:editing-duration>
    <meta:editing-cycles>2</meta:editing-cycles>
    <meta:generator>LibreOffice/4.3.5.2$Windows_x86 LibreOffice_project/3a87456aaa6a95c63eea1c1b3201acedf0751bd5</meta:generator>
    <meta:document-statistic meta:table-count="1" meta:image-count="0" meta:object-count="0" meta:page-count="2" meta:paragraph-count="58" meta:word-count="194" meta:character-count="1423" meta:non-whitespace-character-count="1276"/>
  </office:meta>
</office:document-meta>
</file>